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number-columns-repeated="3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8-13" calcext:value-type="date">
            <text:p>08/13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un media index generator if needed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1">pref.website_goarch generate.services.index to "no</text:span>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p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t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Nov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Aug-Dec</text:p>
          </table:table-cell>
          <table:table-cell table:style-name="ce25"/>
          <table:table-cell table:style-name="ce13"/>
          <table:table-cell table:number-columns-repeated="1019"/>
        </table:table-row>
        <table:table-row table:style-name="ro1">
          <table:table-cell table:style-name="ce1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Jul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19" office:value-type="string" calcext:value-type="string">
            <text:p>Rename goa web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19" office:value-type="string" calcext:value-type="string">
            <text:p>When upload is complete, </text:p>
            <text:p>rename goa site folder </text:p>
            <text:p>on server: e.g. goa0 or as archiv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 if necessary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6:18:04.7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8-13T12:00:20.854000000</dc:date>
    <meta:editing-duration>P3DT10H59M22S</meta:editing-duration>
    <meta:editing-cycles>130</meta:editing-cycles>
    <meta:generator>LibreOffice/24.2.1.2$Windows_X86_64 LibreOffice_project/db4def46b0453cc22e2d0305797cf981b68ef5ac</meta:generator>
    <meta:document-statistic meta:table-count="1" meta:cell-count="84" meta:object-count="0"/>
  </office:meta>
</office:document-meta>
</file>